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A300000165655946F8398CF4F9.png" manifest:media-type="image/png"/>
  <manifest:file-entry manifest:full-path="Pictures/10000201000000EF000000F214D134377127211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 style:family="graphic" style:parent-style-name="standard">
      <style:graphic-properties draw:textarea-horizontal-align="justify" draw:textarea-vertical-align="middle" draw:auto-grow-height="false" fo:min-height="1.315cm" fo:min-width="2.322cm" fo:wrap-option="no-wrap"/>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marker-start="Arrow" draw:marker-end="Arrow"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0.389cm" fo:min-width="0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style:paragraph-properties fo:text-align="center"/>
    </style:style>
    <style:style style:name="P4" style:family="paragraph">
      <style:text-properties fo:font-size="12pt" style:font-size-asian="12pt" style:font-size-complex="12pt"/>
    </style:style>
    <style:style style:name="P5" style:family="paragraph">
      <style:paragraph-properties fo:text-align="center"/>
      <style:text-properties fo:font-size="12pt" style:font-size-asian="12pt" style:font-size-complex="12pt"/>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none" draw:fill-color="#ffffff"/>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5.445cm" svg:y1="1.508cm" svg:x2="5.445cm" svg:y2="9.001cm">
          <text:p/>
        </draw:line>
        <draw:line draw:style-name="gr1" draw:text-style-name="P1" draw:layer="layout" svg:x1="12.045cm" svg:y1="1.509cm" svg:x2="12.045cm" svg:y2="9.002cm">
          <text:p/>
        </draw:line>
        <draw:frame draw:style-name="gr2" draw:text-style-name="P2" draw:layer="layout" svg:width="1.878cm" svg:height="0.962cm" svg:x="7.731cm" svg:y="1.562cm">
          <draw:text-box>
            <text:p>DMZ</text:p>
          </draw:text-box>
        </draw:frame>
        <draw:custom-shape draw:style-name="gr3" draw:text-style-name="P3" draw:layer="layout" svg:width="4.318cm" svg:height="2.413cm" svg:x="-1.032cm" svg:y="4.556cm">
          <text:p text:style-name="P3">The 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2.047cm" svg:height="2.073cm" svg:x="14.97cm" svg:y="1.635cm">
          <draw:image xlink:href="Pictures/10000201000000EF000000F214D1343771272119.png" xlink:type="simple" xlink:show="embed" xlink:actuate="onLoad">
            <text:p/>
          </draw:image>
        </draw:frame>
        <draw:frame draw:style-name="gr5" draw:text-style-name="P6" draw:layer="layout" svg:width="3.389cm" svg:height="1.199cm" svg:x="14.335cm" svg:y="3.921cm">
          <draw:text-box>
            <text:p text:style-name="P4"><text:span text:style-name="T1">TANGO_HOST</text:span></text:p>
            <text:p text:style-name="P5"><text:span text:style-name="T1">tangorest01</text:span></text:p>
          </draw:text-box>
        </draw:frame>
        <draw:frame draw:style-name="gr4" draw:text-style-name="P3" draw:layer="layout" svg:width="1.279cm" svg:height="2.801cm" svg:x="10.017cm" svg:y="4.168cm">
          <draw:image xlink:href="Pictures/10000201000000A300000165655946F8398CF4F9.png" xlink:type="simple" xlink:show="embed" xlink:actuate="onLoad">
            <text:p/>
          </draw:image>
        </draw:frame>
        <draw:frame draw:style-name="gr4" draw:text-style-name="P3" draw:layer="layout" svg:width="1.279cm" svg:height="2.801cm" svg:x="6.207cm" svg:y="4.168cm">
          <draw:image xlink:href="Pictures/10000201000000A300000165655946F8398CF4F9.png" xlink:type="simple" xlink:show="embed" xlink:actuate="onLoad">
            <text:p/>
          </draw:image>
        </draw:frame>
        <draw:frame draw:style-name="gr5" draw:text-style-name="P6" draw:layer="layout" svg:width="2.174cm" svg:height="0.725cm" svg:x="5.826cm" svg:y="7.096cm">
          <draw:text-box>
            <text:p><text:span text:style-name="T1">HAProxy</text:span></text:p>
          </draw:text-box>
        </draw:frame>
        <draw:frame draw:style-name="gr5" draw:text-style-name="P6" draw:layer="layout" svg:width="2.907cm" svg:height="0.725cm" svg:x="9.215cm" svg:y="7.123cm">
          <draw:text-box>
            <text:p><text:span text:style-name="T1">Tango REST</text:span></text:p>
          </draw:text-box>
        </draw:frame>
        <draw:line draw:style-name="gr6" draw:text-style-name="P1" draw:layer="layout" svg:x1="3.286cm" svg:y1="5.699cm" svg:x2="6.08cm" svg:y2="5.699cm">
          <text:p/>
        </draw:line>
        <draw:frame draw:style-name="gr5" draw:text-style-name="P7" draw:layer="layout" svg:width="1.556cm" svg:height="0.645cm" svg:x="3.862cm" svg:y="5.081cm">
          <draw:text-box>
            <text:p><text:span text:style-name="T2">https://</text:span></text:p>
          </draw:text-box>
        </draw:frame>
        <draw:frame draw:style-name="gr4" draw:text-style-name="P3" draw:layer="layout" svg:width="1.279cm" svg:height="2.801cm" svg:x="15.215cm" svg:y="6.334cm">
          <draw:image xlink:href="Pictures/10000201000000A300000165655946F8398CF4F9.png" xlink:type="simple" xlink:show="embed" xlink:actuate="onLoad">
            <text:p/>
          </draw:image>
        </draw:frame>
        <draw:line draw:style-name="gr6" draw:text-style-name="P1" draw:layer="layout" svg:x1="7.604cm" svg:y1="5.699cm" svg:x2="9.89cm" svg:y2="5.699cm">
          <text:p/>
        </draw:line>
        <draw:frame draw:style-name="gr5" draw:text-style-name="P7" draw:layer="layout" svg:width="1.378cm" svg:height="0.645cm" svg:x="8.162cm" svg:y="5.082cm">
          <draw:text-box>
            <text:p><text:span text:style-name="T2">http://</text:span></text:p>
          </draw:text-box>
        </draw:frame>
        <draw:line draw:style-name="gr6" draw:text-style-name="P1" draw:layer="layout" svg:x1="11.541cm" svg:y1="4.937cm" svg:x2="14.843cm" svg:y2="2.778cm">
          <text:p/>
        </draw:line>
        <draw:line draw:style-name="gr6" draw:text-style-name="P1" draw:layer="layout" svg:x1="11.541cm" svg:y1="6.438cm" svg:x2="15.097cm" svg:y2="7.858cm">
          <text:p/>
        </draw:line>
        <draw:frame draw:style-name="gr5" draw:text-style-name="P7" draw:layer="layout" svg:width="1.67cm" svg:height="0.645cm" svg:x="12.538cm" svg:y="5.308cm">
          <draw:text-box>
            <text:p><text:span text:style-name="T2">tango://</text:span></text:p>
          </draw:text-box>
        </draw:frame>
        <draw:frame draw:style-name="gr5" draw:text-style-name="P6" draw:layer="layout" svg:width="4.011cm" svg:height="0.725cm" svg:x="13.836cm" svg:y="9.422cm">
          <draw:text-box>
            <text:p text:style-name="P4"><text:span text:style-name="T1">ForwardComposer</text:span></text:p>
          </draw:text-box>
        </draw:frame>
        <draw:frame draw:style-name="gr4" draw:text-style-name="P3" draw:layer="layout" svg:width="1.279cm" svg:height="2.801cm" svg:x="19.416cm" svg:y="6.335cm">
          <draw:image xlink:href="Pictures/10000201000000A300000165655946F8398CF4F9.png" xlink:type="simple" xlink:show="embed" xlink:actuate="onLoad">
            <text:p/>
          </draw:image>
        </draw:frame>
        <draw:frame draw:style-name="gr7" draw:text-style-name="P6" draw:layer="layout" svg:width="2.06cm" svg:height="0.725cm" svg:x="18.94cm" svg:y="9.419cm">
          <draw:text-box>
            <text:p text:style-name="P4"><text:span text:style-name="T1">MStatus</text:span></text:p>
          </draw:text-box>
        </draw:frame>
        <draw:line draw:style-name="gr6" draw:text-style-name="P1" draw:layer="layout" svg:x1="16.621cm" svg:y1="7.858cm" svg:x2="19.288cm" svg:y2="7.85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04T13:07:56.082866106</meta:creation-date>
    <dc:date>2017-05-04T14:57:33.650107819</dc:date>
    <meta:editing-duration>PT9M18S</meta:editing-duration>
    <meta:editing-cycles>2</meta:editing-cycles>
    <meta:generator>LibreOffice/5.1.6.2$Linux_X86_64 LibreOffice_project/10m0$Build-2</meta:generator>
    <meta:document-statistic meta:object-count="22"/>
  </office:meta>
</office:document-meta>
</file>